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/>
    <style:style style:name="ce5" style:family="table-cell" style:parent-style-name="Default" style:data-style-name="N13">
      <style:table-cell-properties fo:border-top="none" fo:border-bottom="2pt solid #000000" fo:border-left="none" fo:border-right="2pt solid #000000" fo:background-color="#99CCFF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36">
      <style:table-cell-properties fo:border-top="2pt solid #000000" fo:border-bottom="none" fo:border-left="2pt solid #000000" fo:border-right="none" fo:background-color="#99CCFF"/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fo:background-color="#99CCFF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36">
      <style:table-cell-properties fo:border-top="none" fo:border-bottom="none" fo:border-left="2pt solid #000000" fo:border-right="none" fo:background-color="#99CCFF"/>
      <style:text-properties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fo:background-color="#99CCFF"/>
      <style:text-properties fo:font-weight="bold" style:font-weight-asian="bold" style:font-weight-complex="bold" style:font-family-generic="swiss"/>
    </style:style>
    <style:style style:name="ce10" style:family="table-cell" style:parent-style-name="Default" style:data-style-name="N36">
      <style:table-cell-properties fo:border-top="none" fo:border-bottom="2pt solid #000000" fo:border-left="2pt solid #000000" fo:border-right="none" fo:background-color="#99CCFF"/>
      <style:text-properties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fo:background-color="#99CCFF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99CCFF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99CCFF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CCFF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13">
      <style:table-cell-properties fo:border-top="2pt solid #000000" fo:border-bottom="thin solid #000000" fo:border-left="thin solid #000000" fo:border-right="2pt solid #000000" fo:background-color="#99CCFF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99CCFF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able-cell-properties fo:border-top="2pt solid #000000" fo:border-bottom="2pt solid #000000" fo:border-left="none" fo:border-right="2pt solid #000000" fo:background-color="#99CCFF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1" style:family="table-cell" style:parent-style-name="Default" style:data-style-name="N27"/>
    <style:style style:name="ce22" style:family="table-cell" style:parent-style-name="Default" style:data-style-name="N19"/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"/>
    <style:style style:name="ce25" style:family="table-cell" style:parent-style-name="Default" style:data-style-name="N36">
      <style:table-cell-properties fo:border-top="2pt solid #000000" fo:border-bottom="2pt solid #000000" fo:border-left="thin solid #000000" fo:border-right="2pt solid #000000" fo:background-color="#99CCFF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F243E" fo:font-size="16pt" style:font-size-asian="16pt" style:font-size-complex="16pt"/>
    </style:style>
    <style:style style:name="ce2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6pt" style:font-size-asian="16pt" style:font-size-complex="16pt" style:font-family-generic="swiss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99CC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64041666666667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table:tab-color="#FF000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8" table:number-rows-spanned="1" table:style-name="ce26">
            <text:p>Expert Software Company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date" office:date-value="2025-03-14T00:00:00" table:formula="of:=TODAY()" table:style-name="ce22">
            <text:p>3/14/2025</text:p>
          </table:table-cell>
          <table:table-cell table:number-columns-repeated="16376"/>
        </table:table-row>
        <table:table-row table:style-name="ro3">
          <table:table-cell office:value-type="string" table:style-name="ce23">
            <text:p>First Name</text:p>
          </table:table-cell>
          <table:table-cell office:value-type="string" table:style-name="ce23">
            <text:p>Last Name</text:p>
          </table:table-cell>
          <table:table-cell office:value-type="string" table:style-name="ce23">
            <text:p>Full Name</text:p>
          </table:table-cell>
          <table:table-cell office:value-type="string" table:style-name="ce23">
            <text:p>Total Sales</text:p>
          </table:table-cell>
          <table:table-cell office:value-type="string" table:style-name="ce23">
            <text:p>Base Salary</text:p>
          </table:table-cell>
          <table:table-cell office:value-type="string" table:style-name="ce23">
            <text:p>Commission</text:p>
          </table:table-cell>
          <table:table-cell office:value-type="string" table:style-name="ce23">
            <text:p>Total Salary</text:p>
          </table:table-cell>
          <table:table-cell office:value-type="string" table:style-name="ce23">
            <text:p>Evaluation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becky</text:p>
          </table:table-cell>
          <table:table-cell office:value-type="string" table:style-name="ce18">
            <text:p>park</text:p>
          </table:table-cell>
          <table:table-cell office:value-type="string" office:string-value="becky park" table:formula="of:=CONCATENATE([.A4];&quot; &quot;;[.B4])" table:style-name="ce18">
            <text:p>becky park</text:p>
          </table:table-cell>
          <table:table-cell office:value-type="currency" office:value="98000" table:style-name="ce4">
            <text:p>$98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3920" table:formula="of:=IF([.D4:.D17]&gt;50000; [.D4:.D17]*4%;[.D4:.D17]*3%)" table:number-matrix-columns-spanned="1" table:number-matrix-rows-spanned="14" table:style-name="ce1">
            <text:p>3920</text:p>
          </table:table-cell>
          <table:table-cell office:value-type="currency" office:value="38920" table:formula="of:=SUMPRODUCT([.E4:.F4])" table:style-name="ce4">
            <text:p>$38,920</text:p>
          </table:table-cell>
          <table:table-cell office:value-type="string" office:string-value="Excellent" table:formula="of:=VLOOKUP([.D4];[.E28:.F31];2;TRUE)" table:style-name="ce1">
            <text:p>Excellent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nancy</text:p>
          </table:table-cell>
          <table:table-cell office:value-type="string" table:style-name="ce18">
            <text:p>fegin</text:p>
          </table:table-cell>
          <table:table-cell office:value-type="string" office:string-value="nancy fegin" table:formula="of:=CONCATENATE([.A5:.A17];&quot; &quot;; [.B5:.B17])" table:number-matrix-columns-spanned="1" table:number-matrix-rows-spanned="13" table:style-name="ce18">
            <text:p>nancy fegin</text:p>
          </table:table-cell>
          <table:table-cell office:value-type="currency" office:value="24000" table:style-name="ce4">
            <text:p>$24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720" table:style-name="ce1">
            <text:p>720</text:p>
          </table:table-cell>
          <table:table-cell office:value-type="currency" office:value="35720" table:formula="of:=SUMPRODUCT([.E5:.F5])" table:style-name="ce4">
            <text:p>$35,720</text:p>
          </table:table-cell>
          <table:table-cell office:value-type="string" office:string-value="Poor" table:formula="of:=VLOOKUP([.D5];[.E28:.F31];2;TRUE)" table:style-name="ce1">
            <text:p>Poo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dan</text:p>
          </table:table-cell>
          <table:table-cell office:value-type="string" table:style-name="ce18">
            <text:p>boone</text:p>
          </table:table-cell>
          <table:table-cell office:value-type="string" office:string-value="dan boone" table:style-name="ce18">
            <text:p>dan boone</text:p>
          </table:table-cell>
          <table:table-cell office:value-type="currency" office:value="39000" table:style-name="ce4">
            <text:p>$39,000</text:p>
          </table:table-cell>
          <table:table-cell office:value-type="currency" office:value="50000" table:style-name="ce24">
            <text:p>$50,000<text:s/></text:p>
          </table:table-cell>
          <table:table-cell office:value-type="float" office:value="1170" table:style-name="ce1">
            <text:p>1170</text:p>
          </table:table-cell>
          <table:table-cell office:value-type="currency" office:value="51170" table:formula="of:=SUMPRODUCT([.E6:.F6])" table:style-name="ce4">
            <text:p>$51,170</text:p>
          </table:table-cell>
          <table:table-cell office:value-type="string" office:string-value="Fair" table:formula="of:=VLOOKUP([.D6];[.E29:.F32];2;TRUE)" table:style-name="ce1">
            <text:p>Fai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jeff</text:p>
          </table:table-cell>
          <table:table-cell office:value-type="string" table:style-name="ce18">
            <text:p>borow</text:p>
          </table:table-cell>
          <table:table-cell office:value-type="string" office:string-value="jeff borow" table:style-name="ce18">
            <text:p>jeff borow</text:p>
          </table:table-cell>
          <table:table-cell office:value-type="currency" office:value="56000" table:style-name="ce4">
            <text:p>$56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2240" table:style-name="ce1">
            <text:p>2240</text:p>
          </table:table-cell>
          <table:table-cell office:value-type="currency" office:value="37240" table:formula="of:=SUMPRODUCT([.E7:.F7])" table:style-name="ce4">
            <text:p>$37,240</text:p>
          </table:table-cell>
          <table:table-cell office:value-type="string" office:string-value="Good" table:formula="of:=VLOOKUP([.D7];[.E30:.F33];2;TRUE)" table:style-name="ce1">
            <text:p>Good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james</text:p>
          </table:table-cell>
          <table:table-cell office:value-type="string" table:style-name="ce18">
            <text:p>brown</text:p>
          </table:table-cell>
          <table:table-cell office:value-type="string" office:string-value="james brown" table:style-name="ce18">
            <text:p>james brown</text:p>
          </table:table-cell>
          <table:table-cell office:value-type="currency" office:value="81000" table:style-name="ce4">
            <text:p>$81,000</text:p>
          </table:table-cell>
          <table:table-cell office:value-type="currency" office:value="50000" table:style-name="ce24">
            <text:p>$50,000<text:s/></text:p>
          </table:table-cell>
          <table:table-cell office:value-type="float" office:value="3240" table:style-name="ce1">
            <text:p>3240</text:p>
          </table:table-cell>
          <table:table-cell office:value-type="currency" office:value="53240" table:formula="of:=SUMPRODUCT([.E8:.F8])" table:style-name="ce4">
            <text:p>$53,240</text:p>
          </table:table-cell>
          <table:table-cell office:value-type="string" office:string-value="Excellent" table:formula="of:=VLOOKUP([.D8];[.E31:.F34];2;TRUE)" table:style-name="ce1">
            <text:p>Excellent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kit</text:p>
          </table:table-cell>
          <table:table-cell office:value-type="string" table:style-name="ce18">
            <text:p>carson</text:p>
          </table:table-cell>
          <table:table-cell office:value-type="string" office:string-value="kit carson" table:style-name="ce18">
            <text:p>kit carson</text:p>
          </table:table-cell>
          <table:table-cell office:value-type="currency" office:value="17000" table:style-name="ce4">
            <text:p>$17,000</text:p>
          </table:table-cell>
          <table:table-cell office:value-type="currency" office:value="50000" table:style-name="ce24">
            <text:p>$50,000<text:s/></text:p>
          </table:table-cell>
          <table:table-cell office:value-type="float" office:value="510" table:style-name="ce1">
            <text:p>510</text:p>
          </table:table-cell>
          <table:table-cell office:value-type="currency" office:value="50510" table:formula="of:=SUMPRODUCT([.E9:.F9])" table:style-name="ce4">
            <text:p>$50,510</text:p>
          </table:table-cell>
          <table:table-cell office:value-type="string" office:string-value="Poor" table:formula="of:=VLOOKUP([.D9];[.E28:.F31];2;TRUE)" table:style-name="ce1">
            <text:p>Poo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sara</text:p>
          </table:table-cell>
          <table:table-cell office:value-type="string" table:style-name="ce18">
            <text:p>coulter</text:p>
          </table:table-cell>
          <table:table-cell office:value-type="string" office:string-value="sara coulter" table:style-name="ce18">
            <text:p>sara coulter</text:p>
          </table:table-cell>
          <table:table-cell office:value-type="currency" office:value="22000" table:style-name="ce4">
            <text:p>$22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660" table:style-name="ce1">
            <text:p>660</text:p>
          </table:table-cell>
          <table:table-cell office:value-type="currency" office:value="35660" table:formula="of:=SUMPRODUCT([.E10:.F10])" table:style-name="ce4">
            <text:p>$35,660</text:p>
          </table:table-cell>
          <table:table-cell office:value-type="string" office:string-value="Poor" table:formula="of:=VLOOKUP([.D10];[.E28:.F31];2;TRUE)" table:style-name="ce1">
            <text:p>Poo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richard</text:p>
          </table:table-cell>
          <table:table-cell office:value-type="string" table:style-name="ce18">
            <text:p>fegin</text:p>
          </table:table-cell>
          <table:table-cell office:value-type="string" office:string-value="richard fegin" table:style-name="ce18">
            <text:p>richard fegin</text:p>
          </table:table-cell>
          <table:table-cell office:value-type="currency" office:value="72000" table:style-name="ce4">
            <text:p>$72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2880" table:style-name="ce1">
            <text:p>2880</text:p>
          </table:table-cell>
          <table:table-cell office:value-type="currency" office:value="37880" table:formula="of:=SUMPRODUCT([.E11:.F11])" table:style-name="ce4">
            <text:p>$37,880</text:p>
          </table:table-cell>
          <table:table-cell office:value-type="string" office:string-value="Good" table:formula="of:=VLOOKUP([.D11];[.E30:.F33];2;TRUE)" table:style-name="ce1">
            <text:p>Good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judd</text:p>
          </table:table-cell>
          <table:table-cell office:value-type="string" table:style-name="ce18">
            <text:p>ford</text:p>
          </table:table-cell>
          <table:table-cell office:value-type="string" office:string-value="judd ford" table:style-name="ce18">
            <text:p>judd ford</text:p>
          </table:table-cell>
          <table:table-cell office:value-type="currency" office:value="64000" table:style-name="ce4">
            <text:p>$64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2560" table:style-name="ce1">
            <text:p>2560</text:p>
          </table:table-cell>
          <table:table-cell office:value-type="currency" office:value="37560" table:formula="of:=SUMPRODUCT([.E12:.F12])" table:style-name="ce4">
            <text:p>$37,560</text:p>
          </table:table-cell>
          <table:table-cell office:value-type="string" office:string-value="Good" table:formula="of:=VLOOKUP([.D12];[.E28:.F31];2;TRUE)" table:style-name="ce1">
            <text:p>Good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dam</text:p>
          </table:table-cell>
          <table:table-cell office:value-type="string" table:style-name="ce18">
            <text:p>glassman</text:p>
          </table:table-cell>
          <table:table-cell office:value-type="string" office:string-value="adam glassman" table:style-name="ce18">
            <text:p>adam glassman</text:p>
          </table:table-cell>
          <table:table-cell office:value-type="currency" office:value="25000" table:style-name="ce4">
            <text:p>$25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750" table:style-name="ce1">
            <text:p>750</text:p>
          </table:table-cell>
          <table:table-cell office:value-type="currency" office:value="35750" table:formula="of:=SUMPRODUCT([.E13:.F13])" table:style-name="ce4">
            <text:p>$35,750</text:p>
          </table:table-cell>
          <table:table-cell office:value-type="string" office:string-value="Fair" table:formula="of:=VLOOKUP([.D13];[.E28:.F31];2;TRUE)" table:style-name="ce1">
            <text:p>Fai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neil</text:p>
          </table:table-cell>
          <table:table-cell office:value-type="string" table:style-name="ce18">
            <text:p>goodman</text:p>
          </table:table-cell>
          <table:table-cell office:value-type="string" office:string-value="neil goodman" table:style-name="ce18">
            <text:p>neil goodman</text:p>
          </table:table-cell>
          <table:table-cell office:value-type="currency" office:value="70000" table:style-name="ce4">
            <text:p>$70,000</text:p>
          </table:table-cell>
          <table:table-cell office:value-type="currency" office:value="50000" table:style-name="ce24">
            <text:p>$50,000<text:s/></text:p>
          </table:table-cell>
          <table:table-cell office:value-type="float" office:value="2800" table:style-name="ce1">
            <text:p>2800</text:p>
          </table:table-cell>
          <table:table-cell office:value-type="currency" office:value="52800" table:formula="of:=SUMPRODUCT([.E14:.F14])" table:style-name="ce4">
            <text:p>$52,800</text:p>
          </table:table-cell>
          <table:table-cell office:value-type="string" office:string-value="Fair" table:formula="of:=VLOOKUP([.D13];[.E28:.F31];2;TRUE)" table:style-name="ce1">
            <text:p>Fair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terry</text:p>
          </table:table-cell>
          <table:table-cell office:value-type="string" table:style-name="ce18">
            <text:p>park</text:p>
          </table:table-cell>
          <table:table-cell office:value-type="string" office:string-value="terry park" table:style-name="ce18">
            <text:p>terry park</text:p>
          </table:table-cell>
          <table:table-cell office:value-type="currency" office:value="11000" table:style-name="ce4">
            <text:p>$11,000</text:p>
          </table:table-cell>
          <table:table-cell office:value-type="currency" office:value="50000" table:style-name="ce24">
            <text:p>$50,000<text:s/></text:p>
          </table:table-cell>
          <table:table-cell office:value-type="float" office:value="330" table:style-name="ce1">
            <text:p>330</text:p>
          </table:table-cell>
          <table:table-cell office:value-type="currency" office:value="50330" table:formula="of:=SUMPRODUCT([.E15:.F15])" table:style-name="ce4">
            <text:p>$50,330</text:p>
          </table:table-cell>
          <table:table-cell office:value-type="string" office:string-value="Good" table:formula="of:=VLOOKUP([.D14];[.E29:.F32];2;TRUE)" table:style-name="ce1">
            <text:p>Good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dam</text:p>
          </table:table-cell>
          <table:table-cell office:value-type="string" table:style-name="ce18">
            <text:p>moldof</text:p>
          </table:table-cell>
          <table:table-cell office:value-type="string" office:string-value="adam moldof" table:style-name="ce18">
            <text:p>adam moldof</text:p>
          </table:table-cell>
          <table:table-cell office:value-type="currency" office:value="68000" table:style-name="ce4">
            <text:p>$68,000</text:p>
          </table:table-cell>
          <table:table-cell office:value-type="currency" office:value="50000" table:style-name="ce24">
            <text:p>$50,000<text:s/></text:p>
          </table:table-cell>
          <table:table-cell office:value-type="float" office:value="2720" table:style-name="ce1">
            <text:p>2720</text:p>
          </table:table-cell>
          <table:table-cell office:value-type="currency" office:value="52720" table:formula="of:=SUMPRODUCT([.E16:.F16])" table:style-name="ce4">
            <text:p>$52,720</text:p>
          </table:table-cell>
          <table:table-cell office:value-type="string" office:string-value="Good" table:formula="of:=VLOOKUP([.D16];[.E28:.F31];2;TRUE)" table:style-name="ce1">
            <text:p>Good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adam</text:p>
          </table:table-cell>
          <table:table-cell office:value-type="string" table:style-name="ce1">
            <text:p>smith</text:p>
          </table:table-cell>
          <table:table-cell office:value-type="string" office:string-value="adam smith" table:style-name="ce18">
            <text:p>adam smith</text:p>
          </table:table-cell>
          <table:table-cell office:value-type="currency" office:value="100000" table:style-name="ce4">
            <text:p>$100,000</text:p>
          </table:table-cell>
          <table:table-cell office:value-type="currency" office:value="35000" table:style-name="ce24">
            <text:p>$35,000<text:s/></text:p>
          </table:table-cell>
          <table:table-cell office:value-type="float" office:value="4000" table:style-name="ce1">
            <text:p>4000</text:p>
          </table:table-cell>
          <table:table-cell office:value-type="currency" office:value="39000" table:formula="of:=SUMPRODUCT([.E17:.F17])" table:style-name="ce4">
            <text:p>$39,000</text:p>
          </table:table-cell>
          <table:table-cell office:value-type="string" office:string-value="Excellent" table:formula="of:=VLOOKUP([.D17];[.E28:.F31];2;TRUE)" table:style-name="ce1">
            <text:p>Excellent</text:p>
          </table:table-cell>
          <table:table-cell table:number-columns-repeated="16376"/>
        </table:table-row>
        <table:table-row table:style-name="ro4">
          <table:table-cell table:number-columns-repeated="4" table:style-name="ce2"/>
          <table:table-cell table:style-name="ce3"/>
          <table:table-cell table:number-columns-repeated="3" table:style-name="ce2"/>
          <table:table-cell table:number-columns-repeated="16376"/>
        </table:table-row>
        <table:table-row table:style-name="ro4">
          <table:table-cell table:number-columns-repeated="4" table:style-name="ce1"/>
          <table:table-cell office:value-type="string" table:number-columns-spanned="2" table:number-rows-spanned="1" table:style-name="ce28">
            <text:p>Average Total Salary</text:p>
          </table:table-cell>
          <table:covered-table-cell/>
          <table:table-cell office:value-type="currency" office:value="43464.285714285717" table:formula="of:=AVERAGE([.G4:.G17])" table:style-name="ce25">
            <text:p>$43,464</text:p>
          </table:table-cell>
          <table:table-cell table:number-columns-repeated="16377" table:style-name="ce1"/>
        </table:table-row>
        <table:table-row table:style-name="ro4">
          <table:table-cell table:number-columns-repeated="4" table:style-name="ce1"/>
          <table:table-cell office:value-type="string" table:number-columns-spanned="2" table:number-rows-spanned="1" table:style-name="ce28">
            <text:p>Highest Total Salary</text:p>
          </table:table-cell>
          <table:covered-table-cell/>
          <table:table-cell table:style-name="ce12"/>
          <table:table-cell table:number-columns-repeated="16377" table:style-name="ce1"/>
        </table:table-row>
        <table:table-row table:style-name="ro4">
          <table:table-cell table:number-columns-repeated="4" table:style-name="ce1"/>
          <table:table-cell office:value-type="string" table:number-columns-spanned="2" table:number-rows-spanned="1" table:style-name="ce28">
            <text:p>Lowest Total Salary</text:p>
          </table:table-cell>
          <table:covered-table-cell/>
          <table:table-cell table:style-name="ce12"/>
          <table:table-cell table:number-columns-repeated="16377" table:style-name="ce1"/>
        </table:table-row>
        <table:table-row table:style-name="ro4">
          <table:table-cell table:number-columns-repeated="4" table:style-name="ce1"/>
          <table:table-cell office:value-type="string" table:number-columns-spanned="2" table:number-rows-spanned="1" table:style-name="ce28">
            <text:p>Median Total Salary</text:p>
          </table:table-cell>
          <table:covered-table-cell/>
          <table:table-cell table:style-name="ce12"/>
          <table:table-cell table:number-columns-repeated="16377" table:style-name="ce1"/>
        </table:table-row>
        <table:table-row table:style-name="ro4">
          <table:table-cell table:number-columns-repeated="4" table:style-name="ce1"/>
          <table:table-cell office:value-type="string" table:number-columns-spanned="2" table:number-rows-spanned="1" table:style-name="ce28">
            <text:p>Number of Salespersons</text:p>
          </table:table-cell>
          <table:covered-table-cell/>
          <table:table-cell table:style-name="ce12"/>
          <table:table-cell table:number-columns-repeated="16377" table:style-name="ce1"/>
        </table:table-row>
        <table:table-row table:style-name="ro4">
          <table:table-cell table:number-columns-repeated="4" table:style-name="ce1"/>
          <table:table-cell office:value-type="string" table:number-columns-spanned="2" table:number-rows-spanned="1" table:style-name="ce28">
            <text:p>Number of Poor Evaluation</text:p>
          </table:table-cell>
          <table:covered-table-cell/>
          <table:table-cell table:style-name="ce12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number-columns-spanned="2" table:number-rows-spanned="1" table:style-name="ce32">
            <text:p>Commission Percentages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32">
            <text:p>Evaluation Criteria</text:p>
          </table:table-cell>
          <table:covered-table-cell/>
          <table:table-cell table:number-columns-repeated="16378" table:style-name="ce1"/>
        </table:table-row>
        <table:table-row table:style-name="ro2">
          <table:table-cell office:value-type="string" table:style-name="ce13">
            <text:p>Total Sales &lt; $50,000</text:p>
          </table:table-cell>
          <table:table-cell office:value-type="percentage" office:value="0.03" table:style-name="ce15">
            <text:p>3%</text:p>
          </table:table-cell>
          <table:table-cell table:number-columns-repeated="2" table:style-name="ce1"/>
          <table:table-cell office:value-type="currency" office:value="0" table:style-name="ce6">
            <text:p>$0</text:p>
          </table:table-cell>
          <table:table-cell office:value-type="string" table:style-name="ce7">
            <text:p>Poo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4">
            <text:p>Total Sales ≥ $50,000</text:p>
          </table:table-cell>
          <table:table-cell office:value-type="percentage" office:value="0.04" table:style-name="ce5">
            <text:p>4%</text:p>
          </table:table-cell>
          <table:table-cell table:number-columns-repeated="2" table:style-name="ce1"/>
          <table:table-cell office:value-type="currency" office:value="25000" table:style-name="ce8">
            <text:p>$25,000</text:p>
          </table:table-cell>
          <table:table-cell office:value-type="string" table:style-name="ce9">
            <text:p>Fai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6">
            <text:p>Commisson Threshold</text:p>
          </table:table-cell>
          <table:table-cell office:value-type="currency" office:value="50000" table:style-name="ce17">
            <text:p>$50,000</text:p>
          </table:table-cell>
          <table:table-cell table:number-columns-repeated="2" table:style-name="ce1"/>
          <table:table-cell office:value-type="currency" office:value="50000" table:style-name="ce8">
            <text:p>$50,000</text:p>
          </table:table-cell>
          <table:table-cell office:value-type="string" table:style-name="ce9">
            <text:p>Good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currency" office:value="75000" table:style-name="ce10">
            <text:p>$75,000</text:p>
          </table:table-cell>
          <table:table-cell office:value-type="string" table:style-name="ce11">
            <text:p>Excellent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21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named-expressions>
        <table:named-range table:name="salary" table:cell-range-address="Salary.$E$28:Salary.$F$31" table:base-cell-address="Salar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decimal-places="0" number:min-integer-digits="1" number:grouping="true"/>
      <number:text>)</number:text>
      <style:map style:condition="value()&gt;=0" style:apply-style-name="N10P0"/>
    </number:currency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6">
      <number:currency-symbol>$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Joseph Svitak, Jr.</meta:initial-creator>
    <dc:creator/>
    <meta:creation-date>2003-03-10T12:50:55Z</meta:creation-date>
    <dc:date>2025-03-14T03:45:00Z</dc:date>
  </office:meta>
</office:document-meta>
</file>